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fill="solid" draw:fill-color="#ff8080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6cm" fo:min-width="0.2cm"/>
    </style:style>
    <style:style style:name="gr7" style:family="graphic">
      <style:graphic-properties style:protect="size"/>
    </style:style>
    <style:style style:name="pr1" style:family="presentation" style:parent-style-name="標準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5" style:family="paragraph">
      <style:paragraph-properties fo:margin-left="0cm" fo:margin-right="0cm" fo:text-indent="0cm"/>
    </style:style>
    <style:style style:name="P6" style:family="paragraph">
      <style:text-properties fo:font-size="10pt" style:font-size-asian="10pt" style:font-size-complex="10pt"/>
    </style:style>
    <style:style style:name="P7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P8" style:family="paragraph">
      <style:paragraph-properties fo:margin-left="0.6cm" fo:margin-right="0cm" fo:text-indent="-0.6cm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>
        <draw:custom-shape draw:style-name="gr1" draw:text-style-name="P2" draw:id="id5" draw:layer="layout" svg:width="3.5cm" svg:height="1.312cm" svg:x="19.7cm" svg:y="3.988cm">
          <text:p text:style-name="P1"><text:span text:style-name="T1">load_balance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draw:id="id1" draw:layer="layout" svg:width="3.5cm" svg:height="1.312cm" svg:x="19.7cm" svg:y="5.888cm">
          <text:p text:style-name="P1"><text:span text:style-name="T1">SELECT INTO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draw:id="id2" draw:layer="layout" svg:width="3.5cm" svg:height="1.312cm" svg:x="19.7cm" svg:y="7.788cm">
          <text:p text:style-name="P1"><text:span text:style-name="T1">SELECT FOR</text:span></text:p>
          <text:p text:style-name="P1"><text:span text:style-name="T1">UPDATE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draw:id="id3" draw:layer="layout" svg:width="3.5cm" svg:height="1.312cm" svg:x="19.7cm" svg:y="9.588cm">
          <text:p text:style-name="P1"><text:span text:style-name="T1">SELECT FOR</text:span></text:p>
          <text:p text:style-name="P1"><text:span text:style-name="T1">SHARE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draw:id="id4" draw:layer="layout" svg:width="3.5cm" svg:height="1.312cm" svg:x="19.7cm" svg:y="11.388cm">
          <text:p text:style-name="P1"><text:span text:style-name="T1">SELECT FOR</text:span></text:p>
          <text:p text:style-name="P1"><text:span text:style-name="T1">SHARE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draw:id="id6" draw:layer="layout" svg:width="3.5cm" svg:height="1.312cm" svg:x="6.3cm" svg:y="3.988cm">
          <text:p text:style-name="P1"><text:span text:style-name="T1">SELECT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3" draw:layer="layout" draw:type="line" svg:x1="21.449cm" svg:y1="7.2cm" svg:x2="21.449cm" svg:y2="7.788cm" draw:start-shape="id1" draw:start-glue-point="6" draw:end-shape="id2" draw:end-glue-point="4">
          <text:p text:style-name="P5"/>
        </draw:connector>
        <draw:connector draw:style-name="gr2" draw:text-style-name="P3" draw:layer="layout" draw:type="line" svg:x1="21.449cm" svg:y1="9.1cm" svg:x2="21.449cm" svg:y2="9.588cm" draw:start-shape="id2" draw:start-glue-point="6" draw:end-shape="id3" draw:end-glue-point="4">
          <text:p text:style-name="P5"/>
        </draw:connector>
        <draw:connector draw:style-name="gr2" draw:text-style-name="P3" draw:layer="layout" draw:type="line" svg:x1="21.449cm" svg:y1="10.9cm" svg:x2="21.449cm" svg:y2="11.388cm" draw:start-shape="id3" draw:start-glue-point="6" draw:end-shape="id4" draw:end-glue-point="4">
          <text:p text:style-name="P5"/>
        </draw:connector>
        <draw:custom-shape draw:style-name="gr1" draw:text-style-name="P2" draw:id="id8" draw:layer="layout" svg:width="3.5cm" svg:height="1.312cm" svg:x="6.3cm" svg:y="5.988cm">
          <text:p text:style-name="P1"><text:span text:style-name="T1">nextval or</text:span></text:p>
          <text:p text:style-name="P1"><text:span text:style-name="T1">setval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draw:id="id7" draw:layer="layout" svg:width="3.5cm" svg:height="1.312cm" svg:x="13.2cm" svg:y="7.088cm">
          <text:p text:style-name="P1"><text:span text:style-name="T1">COPY TO</text:span></text:p>
          <text:p text:style-name="P1"><text:span text:style-name="T1">STDOUT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draw:id="id9" draw:layer="layout" svg:width="3.5cm" svg:height="1.312cm" svg:x="13.2cm" svg:y="8.888cm">
          <text:p text:style-name="P1"><text:span text:style-name="T1">DECLARE</text:span></text:p>
          <text:p text:style-name="P1"><text:span text:style-name="T1">SELECT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draw:id="id10" draw:layer="layout" svg:width="3.5cm" svg:height="1.312cm" svg:x="13.2cm" svg:y="10.688cm">
          <text:p text:style-name="P1"><text:span text:style-name="T1">FETCH or</text:span></text:p>
          <text:p text:style-name="P1"><text:span text:style-name="T1">CLOSE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3" draw:layer="layout" draw:type="line" svg:x1="21.449cm" svg:y1="5.3cm" svg:x2="21.45cm" svg:y2="5.888cm" draw:start-shape="id5" draw:start-glue-point="6" draw:end-shape="id1">
          <text:p text:style-name="P5"/>
        </draw:connector>
        <draw:connector draw:style-name="gr2" draw:text-style-name="P3" draw:layer="layout" svg:x1="9.8cm" svg:y1="4.643cm" svg:x2="14.949cm" svg:y2="7.088cm" draw:start-shape="id6" draw:start-glue-point="7" draw:end-shape="id7" draw:end-glue-point="4">
          <text:p text:style-name="P5"/>
        </draw:connector>
        <draw:rect draw:style-name="gr3" draw:text-style-name="P4" draw:id="id20" draw:layer="layout" svg:width="3cm" svg:height="1cm" svg:x="1.639cm" svg:y="16.336cm">
          <text:p text:style-name="P1"><text:span text:style-name="T1">load</text:span></text:p>
          <text:p text:style-name="P1"><text:span text:style-name="T1">balance mode</text:span></text:p>
        </draw:rect>
        <draw:connector draw:style-name="gr2" draw:text-style-name="P3" draw:layer="layout" draw:type="line" svg:x1="8.049cm" svg:y1="5.3cm" svg:x2="8.049cm" svg:y2="5.988cm" draw:start-shape="id6" draw:start-glue-point="6" draw:end-shape="id8" draw:end-glue-point="4">
          <text:p text:style-name="P5"/>
        </draw:connector>
        <draw:connector draw:style-name="gr4" draw:text-style-name="P3" draw:layer="layout" draw:type="line" svg:x1="13.2cm" svg:y1="7.743cm" svg:x2="8.018cm" svg:y2="7.727cm" draw:start-shape="id7" draw:start-glue-point="5">
          <text:p text:style-name="P5"/>
        </draw:connector>
        <draw:connector draw:style-name="gr2" draw:text-style-name="P3" draw:layer="layout" draw:type="line" svg:x1="14.949cm" svg:y1="8.4cm" svg:x2="14.949cm" svg:y2="8.888cm" draw:start-shape="id7" draw:start-glue-point="6" draw:end-shape="id9" draw:end-glue-point="4">
          <text:p text:style-name="P5"/>
        </draw:connector>
        <draw:connector draw:style-name="gr2" draw:text-style-name="P3" draw:layer="layout" draw:type="line" svg:x1="14.949cm" svg:y1="10.2cm" svg:x2="14.949cm" svg:y2="10.688cm" draw:start-shape="id9" draw:start-glue-point="6" draw:end-shape="id10" draw:end-glue-point="4">
          <text:p text:style-name="P5"/>
        </draw:connector>
        <draw:connector draw:style-name="gr4" draw:text-style-name="P3" draw:layer="layout" draw:type="line" svg:x1="13.2cm" svg:y1="9.543cm" svg:x2="8.07cm" svg:y2="9.526cm" draw:start-shape="id9" draw:start-glue-point="5">
          <text:p text:style-name="P5"/>
        </draw:connector>
        <draw:connector draw:style-name="gr4" draw:text-style-name="P3" draw:layer="layout" draw:type="line" svg:x1="13.2cm" svg:y1="11.343cm" svg:x2="7.991cm" svg:y2="11.325cm" draw:start-shape="id10" draw:start-glue-point="5">
          <text:p text:style-name="P5"/>
        </draw:connector>
        <draw:custom-shape draw:style-name="gr1" draw:text-style-name="P2" draw:id="id15" draw:layer="layout" svg:width="3.5cm" svg:height="1.312cm" svg:x="6.3cm" svg:y="12.088cm">
          <text:p text:style-name="P1"><text:span text:style-name="T1">in trasaction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draw:id="id12" draw:layer="layout" svg:width="3.5cm" svg:height="1.312cm" svg:x="6.3cm" svg:y="13.988cm">
          <text:p text:style-name="P1"><text:span text:style-name="T1">replicate_select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rect draw:style-name="gr3" draw:text-style-name="P4" draw:id="id14" draw:layer="layout" svg:width="3cm" svg:height="1cm" svg:x="6.6cm" svg:y="16.3cm">
          <text:p text:style-name="P1"><text:span text:style-name="T1">send to</text:span></text:p>
          <text:p text:style-name="P1"><text:span text:style-name="T1">master only</text:span></text:p>
        </draw:rect>
        <draw:rect draw:style-name="gr3" draw:text-style-name="P4" draw:id="id11" draw:layer="layout" svg:width="3cm" svg:height="1cm" svg:x="13.5cm" svg:y="16.3cm">
          <text:p text:style-name="P1"><text:span text:style-name="T1">replication</text:span></text:p>
        </draw:rect>
        <draw:connector draw:style-name="gr4" draw:text-style-name="P3" draw:layer="layout" draw:type="line" svg:x1="14.949cm" svg:y1="12cm" svg:x2="15cm" svg:y2="16.3cm" draw:start-shape="id10" draw:start-glue-point="6" draw:end-shape="id11" draw:end-glue-point="0">
          <text:p text:style-name="P5"/>
        </draw:connector>
        <draw:connector draw:style-name="gr4" draw:text-style-name="P3" draw:layer="layout" draw:type="line" svg:x1="9.8cm" svg:y1="14.643cm" svg:x2="14.993cm" svg:y2="14.499cm" draw:start-shape="id12" draw:start-glue-point="7" draw:end-shape="id13" draw:end-glue-point="3">
          <text:p text:style-name="P5"/>
        </draw:connector>
        <draw:connector draw:style-name="gr4" draw:text-style-name="P3" draw:layer="layout" draw:type="line" svg:x1="8.049cm" svg:y1="15.3cm" svg:x2="8.1cm" svg:y2="16.3cm" draw:start-shape="id12" draw:start-glue-point="6" draw:end-shape="id14" draw:end-glue-point="0">
          <text:p text:style-name="P5"/>
        </draw:connector>
        <draw:connector draw:style-name="gr2" draw:text-style-name="P3" draw:layer="layout" draw:type="line" svg:x1="8.049cm" svg:y1="13.4cm" svg:x2="8.049cm" svg:y2="13.988cm" draw:start-shape="id15" draw:start-glue-point="6" draw:end-shape="id12" draw:end-glue-point="4">
          <text:p text:style-name="P5"/>
        </draw:connector>
        <draw:connector draw:style-name="gr2" draw:text-style-name="P3" draw:layer="layout" draw:type="line" svg:x1="8.049cm" svg:y1="7.3cm" svg:x2="8.049cm" svg:y2="12.088cm" draw:start-shape="id8" draw:start-glue-point="6" draw:end-shape="id15" draw:end-glue-point="4">
          <text:p text:style-name="P5"/>
        </draw:connector>
        <draw:connector draw:style-name="gr4" draw:text-style-name="P3" draw:layer="layout" draw:line-skew="0cm 3.249cm -0.688cm" svg:x1="21.449cm" svg:y1="12.7cm" svg:x2="8.049cm" svg:y2="3.988cm" draw:start-shape="id4" draw:start-glue-point="6" draw:end-shape="id6" draw:end-glue-point="4">
          <text:p text:style-name="P5"/>
        </draw:connector>
        <draw:rect draw:style-name="gr3" draw:text-style-name="P4" draw:id="id16" draw:layer="layout" svg:width="4cm" svg:height="1.5cm" svg:x="19.4cm" svg:y="1cm">
          <text:p text:style-name="P1"><text:span text:style-name="T1">load balance</text:span></text:p>
          <text:p text:style-name="P1"><text:span text:style-name="T1">decision start</text:span></text:p>
        </draw:rect>
        <draw:connector draw:style-name="gr2" draw:text-style-name="P3" draw:layer="layout" draw:type="line" svg:x1="21.4cm" svg:y1="2.5cm" svg:x2="21.449cm" svg:y2="3.988cm" draw:start-shape="id16" draw:start-glue-point="2" draw:end-shape="id5" draw:end-glue-point="4">
          <text:p text:style-name="P5"/>
        </draw:connector>
        <draw:connector draw:style-name="gr4" draw:text-style-name="P3" draw:layer="layout" draw:type="line" svg:x1="23.201cm" svg:y1="8.443cm" svg:x2="24.448cm" svg:y2="8.461cm">
          <text:p text:style-name="P5"/>
        </draw:connector>
        <draw:connector draw:style-name="gr4" draw:text-style-name="P3" draw:layer="layout" draw:type="line" svg:x1="23.202cm" svg:y1="10.243cm" svg:x2="24.449cm" svg:y2="10.261cm">
          <text:p text:style-name="P5"/>
        </draw:connector>
        <draw:connector draw:style-name="gr4" draw:text-style-name="P3" draw:layer="layout" draw:type="line" svg:x1="23.203cm" svg:y1="12.043cm" svg:x2="24.45cm" svg:y2="12.061cm">
          <text:p text:style-name="P5"/>
        </draw:connector>
        <draw:frame draw:style-name="gr5" draw:text-style-name="P6" draw:layer="layout" svg:width="0.722cm" svg:height="0.603cm" svg:x="19.2cm" svg:y="4.1cm">
          <draw:text-box>
            <text:p text:style-name="P5"><text:span text:style-name="T1">N</text:span></text:p>
          </draw:text-box>
        </draw:frame>
        <draw:frame draw:style-name="gr5" draw:text-style-name="P6" draw:layer="layout" svg:width="0.705cm" svg:height="0.603cm" svg:x="21.3cm" svg:y="5.301cm">
          <draw:text-box>
            <text:p text:style-name="P5"><text:span text:style-name="T1">Y</text:span></text:p>
          </draw:text-box>
        </draw:frame>
        <draw:frame draw:style-name="gr5" draw:text-style-name="P6" draw:layer="layout" svg:width="0.722cm" svg:height="0.603cm" svg:x="21.4cm" svg:y="7.101cm">
          <draw:text-box>
            <text:p text:style-name="P5"><text:span text:style-name="T1">N</text:span></text:p>
          </draw:text-box>
        </draw:frame>
        <draw:frame draw:style-name="gr5" draw:text-style-name="P6" draw:layer="layout" svg:width="0.722cm" svg:height="0.603cm" svg:x="21.4cm" svg:y="9.002cm">
          <draw:text-box>
            <text:p text:style-name="P5"><text:span text:style-name="T1">N</text:span></text:p>
          </draw:text-box>
        </draw:frame>
        <draw:frame draw:style-name="gr5" draw:text-style-name="P6" draw:layer="layout" svg:width="0.722cm" svg:height="0.603cm" svg:x="21.4cm" svg:y="10.803cm">
          <draw:text-box>
            <text:p text:style-name="P5"><text:span text:style-name="T1">N</text:span></text:p>
          </draw:text-box>
        </draw:frame>
        <draw:frame draw:style-name="gr5" draw:text-style-name="P6" draw:layer="layout" svg:width="0.722cm" svg:height="0.603cm" svg:x="21.4cm" svg:y="12.704cm">
          <draw:text-box>
            <text:p text:style-name="P5"><text:span text:style-name="T1">N</text:span></text:p>
          </draw:text-box>
        </draw:frame>
        <draw:frame draw:style-name="gr5" draw:text-style-name="P6" draw:layer="layout" svg:width="0.722cm" svg:height="0.603cm" svg:x="9.7cm" svg:y="4.005cm">
          <draw:text-box>
            <text:p text:style-name="P5"><text:span text:style-name="T1">N</text:span></text:p>
          </draw:text-box>
        </draw:frame>
        <draw:frame draw:style-name="gr5" draw:text-style-name="P6" draw:layer="layout" svg:width="0.705cm" svg:height="0.603cm" svg:x="7.901cm" svg:y="5.402cm">
          <draw:text-box>
            <text:p text:style-name="P5"><text:span text:style-name="T1">Y</text:span></text:p>
          </draw:text-box>
        </draw:frame>
        <draw:connector draw:style-name="gr4" draw:text-style-name="P3" draw:layer="layout" draw:line-skew="4.888cm" svg:x1="9.8cm" svg:y1="6.643cm" svg:x2="14.923cm" svg:y2="13.053cm" draw:start-shape="id8" draw:start-glue-point="7">
          <text:p text:style-name="P5"/>
        </draw:connector>
        <draw:frame draw:style-name="gr5" draw:text-style-name="P6" draw:layer="layout" svg:width="0.722cm" svg:height="0.603cm" svg:x="7.3cm" svg:y="7.206cm">
          <draw:text-box>
            <text:p text:style-name="P5"><text:span text:style-name="T1">N</text:span></text:p>
          </draw:text-box>
        </draw:frame>
        <draw:frame draw:style-name="gr6" draw:text-style-name="P7" draw:layer="layout" svg:width="0.722cm" svg:height="0.603cm" svg:x="5.8cm" svg:y="11.507cm">
          <draw:text-box>
            <text:p text:style-name="P5"><text:span text:style-name="T1">N</text:span></text:p>
          </draw:text-box>
        </draw:frame>
        <draw:frame draw:style-name="gr5" draw:text-style-name="P7" draw:layer="layout" svg:width="0.722cm" svg:height="0.603cm" svg:x="8.278cm" svg:y="15.397cm">
          <draw:text-box>
            <text:p text:style-name="P5"><text:span text:style-name="T1">N</text:span></text:p>
          </draw:text-box>
        </draw:frame>
        <draw:frame draw:style-name="gr5" draw:text-style-name="P6" draw:layer="layout" svg:width="0.705cm" svg:height="0.603cm" svg:x="9.802cm" svg:y="6.103cm">
          <draw:text-box>
            <text:p text:style-name="P5"><text:span text:style-name="T1">Y</text:span></text:p>
          </draw:text-box>
        </draw:frame>
        <draw:frame draw:style-name="gr5" draw:text-style-name="P6" draw:id="id19" draw:layer="layout" svg:width="0.705cm" svg:height="0.603cm" svg:x="7.903cm" svg:y="13.304cm">
          <draw:text-box>
            <text:p text:style-name="P5"><text:span text:style-name="T1">Y</text:span></text:p>
          </draw:text-box>
        </draw:frame>
        <draw:frame draw:style-name="gr5" draw:text-style-name="P6" draw:layer="layout" svg:width="0.705cm" svg:height="0.603cm" svg:x="9.5cm" svg:y="13.897cm">
          <draw:text-box>
            <text:p text:style-name="P5"><text:span text:style-name="T1">Y</text:span></text:p>
          </draw:text-box>
        </draw:frame>
        <draw:frame draw:style-name="gr5" draw:text-style-name="P6" draw:layer="layout" svg:width="0.705cm" svg:height="0.603cm" svg:x="12.805cm" svg:y="10.806cm">
          <draw:text-box>
            <text:p text:style-name="P5"><text:span text:style-name="T1">Y</text:span></text:p>
          </draw:text-box>
        </draw:frame>
        <draw:frame draw:style-name="gr5" draw:text-style-name="P6" draw:layer="layout" svg:width="0.705cm" svg:height="0.603cm" svg:x="12.806cm" svg:y="8.907cm">
          <draw:text-box>
            <text:p text:style-name="P5"><text:span text:style-name="T1">Y</text:span></text:p>
          </draw:text-box>
        </draw:frame>
        <draw:frame draw:style-name="gr5" draw:text-style-name="P6" draw:layer="layout" svg:width="0.705cm" svg:height="0.603cm" svg:x="12.807cm" svg:y="7.108cm">
          <draw:text-box>
            <text:p text:style-name="P5"><text:span text:style-name="T1">Y</text:span></text:p>
          </draw:text-box>
        </draw:frame>
        <draw:frame draw:style-name="gr5" draw:text-style-name="P6" draw:layer="layout" svg:width="0.722cm" svg:height="0.603cm" svg:x="14.9cm" svg:y="8.306cm">
          <draw:text-box>
            <text:p text:style-name="P5"><text:span text:style-name="T1">N</text:span></text:p>
          </draw:text-box>
        </draw:frame>
        <draw:frame draw:style-name="gr5" draw:text-style-name="P6" draw:layer="layout" svg:width="0.722cm" svg:height="0.603cm" svg:x="14.9cm" svg:y="10.107cm">
          <draw:text-box>
            <text:p text:style-name="P5"><text:span text:style-name="T1">N</text:span></text:p>
          </draw:text-box>
        </draw:frame>
        <draw:frame draw:style-name="gr5" draw:text-style-name="P6" draw:layer="layout" svg:width="0.722cm" svg:height="0.603cm" svg:x="14.9cm" svg:y="11.908cm">
          <draw:text-box>
            <text:p text:style-name="P5"><text:span text:style-name="T1">N</text:span></text:p>
          </draw:text-box>
        </draw:frame>
        <draw:frame draw:style-name="gr5" draw:text-style-name="P6" draw:layer="layout" svg:width="0.705cm" svg:height="0.603cm" svg:x="23.102cm" svg:y="7.903cm">
          <draw:text-box>
            <text:p text:style-name="P5"><text:span text:style-name="T1">Y</text:span></text:p>
          </draw:text-box>
        </draw:frame>
        <draw:frame draw:style-name="gr5" draw:text-style-name="P6" draw:layer="layout" svg:width="0.705cm" svg:height="0.603cm" svg:x="23.103cm" svg:y="9.604cm">
          <draw:text-box>
            <text:p text:style-name="P5"><text:span text:style-name="T1">Y</text:span></text:p>
          </draw:text-box>
        </draw:frame>
        <draw:frame draw:style-name="gr5" draw:text-style-name="P6" draw:layer="layout" svg:width="0.705cm" svg:height="0.603cm" svg:x="23.104cm" svg:y="11.405cm">
          <draw:text-box>
            <text:p text:style-name="P5"><text:span text:style-name="T1">Y</text:span></text:p>
          </draw:text-box>
        </draw:frame>
        <draw:connector draw:style-name="gr4" draw:text-style-name="P3" draw:id="id13" draw:layer="layout" draw:line-skew="0.799cm" svg:x1="23.2cm" svg:y1="6.543cm" svg:x2="14.993cm" svg:y2="14.499cm" draw:start-shape="id1" draw:start-glue-point="7">
          <text:p text:style-name="P5"/>
        </draw:connector>
        <draw:frame draw:style-name="gr5" draw:text-style-name="P6" draw:layer="layout" svg:width="0.705cm" svg:height="0.603cm" svg:x="23.103cm" svg:y="6.004cm">
          <draw:text-box>
            <text:p text:style-name="P5"><text:span text:style-name="T1">Y</text:span></text:p>
          </draw:text-box>
        </draw:frame>
        <draw:connector draw:style-name="gr4" draw:text-style-name="P3" draw:layer="layout" draw:type="line" svg:x1="19.7cm" svg:y1="4.643cm" svg:x2="18.027cm" svg:y2="4.586cm" draw:start-shape="id5" draw:start-glue-point="5">
          <text:p text:style-name="P5"/>
        </draw:connector>
        <draw:custom-shape draw:style-name="gr1" draw:text-style-name="P2" draw:id="id17" draw:layer="layout" svg:width="3.5cm" svg:height="1.312cm" svg:x="19.7cm" svg:y="3.988cm">
          <text:p text:style-name="P1"><text:span text:style-name="T1">load_balance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3" draw:layer="layout" draw:type="line" svg:x1="21.449cm" svg:y1="5.3cm" svg:x2="21.45cm" svg:y2="5.888cm" draw:start-shape="id17" draw:start-glue-point="6">
          <text:p text:style-name="P5"/>
        </draw:connector>
        <draw:frame draw:style-name="gr5" draw:text-style-name="P6" draw:layer="layout" svg:width="0.722cm" svg:height="0.603cm" svg:x="19.2cm" svg:y="4.1cm">
          <draw:text-box>
            <text:p text:style-name="P5"><text:span text:style-name="T1">N</text:span></text:p>
          </draw:text-box>
        </draw:frame>
        <draw:frame draw:style-name="gr5" draw:text-style-name="P6" draw:layer="layout" svg:width="0.705cm" svg:height="0.603cm" svg:x="21.3cm" svg:y="5.301cm">
          <draw:text-box>
            <text:p text:style-name="P5"><text:span text:style-name="T1">Y</text:span></text:p>
          </draw:text-box>
        </draw:frame>
        <draw:custom-shape draw:style-name="gr1" draw:text-style-name="P4" draw:id="id18" draw:layer="layout" svg:width="3.5cm" svg:height="1.312cm" svg:x="1.5cm" svg:y="13.5cm">
          <text:p text:style-name="P1"><text:span text:style-name="T1">load_balance?</text:span></text:p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frame draw:style-name="gr5" draw:text-style-name="P6" draw:layer="layout" svg:width="0.722cm" svg:height="0.603cm" svg:x="4.778cm" svg:y="13.397cm">
          <draw:text-box>
            <text:p text:style-name="P5"><text:span text:style-name="T1">N</text:span></text:p>
          </draw:text-box>
        </draw:frame>
        <draw:frame draw:style-name="gr5" draw:text-style-name="P6" draw:layer="layout" svg:width="0.705cm" svg:height="0.603cm" svg:x="3.5cm" svg:y="14.897cm">
          <draw:text-box>
            <text:p text:style-name="P5"><text:span text:style-name="T1">Y</text:span></text:p>
          </draw:text-box>
        </draw:frame>
        <draw:connector draw:style-name="gr4" draw:text-style-name="P3" draw:layer="layout" draw:type="line" svg:x1="5cm" svg:y1="14.155cm" svg:x2="7.903cm" svg:y2="13.605cm" draw:start-shape="id18" draw:start-glue-point="7" draw:end-shape="id19" draw:end-glue-point="3">
          <text:p text:style-name="P5"/>
        </draw:connector>
        <draw:connector draw:style-name="gr2" draw:text-style-name="P3" draw:layer="layout" svg:x1="3.249cm" svg:y1="13.5cm" svg:x2="6.3cm" svg:y2="12.744cm" draw:start-shape="id18" draw:start-glue-point="4" draw:end-shape="id15">
          <text:p text:style-name="P5"/>
        </draw:connector>
        <draw:connector draw:style-name="gr4" draw:text-style-name="P3" draw:layer="layout" draw:type="line" svg:x1="3.249cm" svg:y1="14.812cm" svg:x2="3.139cm" svg:y2="16.336cm" draw:start-shape="id18" draw:start-glue-point="6" draw:end-shape="id20" draw:end-glue-point="0">
          <text:p text:style-name="P5"/>
        </draw:connector>
        <presentation:notes draw:style-name="dp2">
          <draw:page-thumbnail draw:style-name="gr7" draw:layer="layout" svg:width="14.848cm" svg:height="11.135cm" svg:x="3.075cm" svg:y="2.257cm" draw:page-number="1" presentation:class="page"/>
          <draw:frame presentation:style-name="pr1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LX P明朝'" style:font-family-generic="roman" style:font-pitch="variable" fo:font-size="24pt" fo:language="en" fo:country="US" style:font-family-asian="'LX P丸ゴシック'" style:font-family-generic-asian="system" style:font-pitch-asian="variable" style:font-size-asian="24pt" style:language-asian="ja" style:country-asian="JP" style:font-family-complex="'LX P丸ゴシック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X P丸ゴシック'" style:font-family-generic="roman" style:font-pitch="variable" fo:font-size="18pt" fo:font-style="normal" fo:text-shadow="none" style:text-underline-style="none" fo:font-weight="normal" style:letter-kerning="true" style:font-family-asian="'LX P丸ゴシック'" style:font-family-generic-asian="system" style:font-pitch-asian="variable" style:font-size-asian="18pt" style:font-style-asian="normal" style:font-weight-asian="normal" style:font-family-complex="'LX P丸ゴシック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LX P丸ゴシック'" style:font-family-generic="roman" style:font-pitch="variable" fo:font-size="44pt" fo:font-style="normal" fo:text-shadow="none" style:text-underline-style="none" fo:font-weight="normal" style:letter-kerning="true" style:font-family-asian="'LX P丸ゴシック'" style:font-family-generic-asian="system" style:font-pitch-asian="variable" style:font-size-asian="44pt" style:font-style-asian="normal" style:font-weight-asian="normal" style:font-family-complex="'LX P丸ゴシック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LX P丸ゴシック'" style:font-family-generic="roman" style:font-pitch="variable" fo:font-size="32pt" fo:font-style="normal" fo:text-shadow="none" style:text-underline-style="none" fo:font-weight="normal" style:letter-kerning="true" style:font-family-asian="'LX P丸ゴシック'" style:font-family-generic-asian="system" style:font-pitch-asian="variable" style:font-size-asian="32pt" style:font-style-asian="normal" style:font-weight-asian="normal" style:font-family-complex="'LX P丸ゴシック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標準-notes" style:family="presentation">
      <style:graphic-properties draw:stroke="none" draw:fill="none">
        <text:list-style style:name="標準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X P丸ゴシック'" style:font-family-generic="roman" style:font-pitch="variable" fo:font-size="20pt" fo:font-style="normal" fo:text-shadow="none" style:text-underline-style="none" fo:font-weight="normal" style:letter-kerning="true" style:font-family-asian="'LX P丸ゴシック'" style:font-family-generic-asian="system" style:font-pitch-asian="variable" style:font-size-asian="20pt" style:font-style-asian="normal" style:font-weight-asian="normal" style:font-family-complex="'LX P丸ゴシック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標準-outline1" style:family="presentation">
      <style:graphic-properties draw:stroke="none" draw:fill="non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LX P丸ゴシック'" style:font-family-generic="roman" style:font-pitch="variable" fo:font-size="32pt" fo:font-style="normal" fo:text-shadow="none" style:text-underline-style="none" fo:font-weight="normal" style:letter-kerning="true" style:font-family-asian="'LX P丸ゴシック'" style:font-family-generic-asian="system" style:font-pitch-asian="variable" style:font-size-asian="32pt" style:font-style-asian="normal" style:font-weight-asian="normal" style:font-family-complex="'LX P丸ゴシック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標準-outline2" style:family="presentation" style:parent-style-name="標準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&lt;番号&gt;</text:page-number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標準" style:page-layout-name="PM1" draw:style-name="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page-number>&lt;番号&gt;</text:page-number></text:p>
        </draw:text-box>
      </draw:frame>
      <presentation:notes style:page-layout-name="PM2">
        <draw:page-thumbnail presentation:style-name="標準-title" draw:layer="backgroundobjects" svg:width="14.848cm" svg:height="11.135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initial-creator>Tatsuo Ishii</meta:initial-creator>
    <meta:creation-date>2008-10-30T14:33:10</meta:creation-date>
    <dc:creator>Tatsuo Ishii</dc:creator>
    <dc:date>2008-10-30T15:45:18</dc:date>
    <meta:printed-by>Tatsuo Ishii</meta:printed-by>
    <meta:print-date>2008-10-30T15:34:36</meta:print-date>
    <meta:editing-cycles>34</meta:editing-cycles>
    <meta:editing-duration>PT1H12M11S</meta:editing-duration>
    <meta:user-defined meta:name="情報 1"/>
    <meta:user-defined meta:name="情報 2"/>
    <meta:user-defined meta:name="情報 3"/>
    <meta:user-defined meta:name="情報 4"/>
    <meta:document-statistic meta:object-count="97"/>
  </office:meta>
</office:document-meta>
</file>